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早疫病</text:p>
          </table:table-cell>
          <table:table-cell table:style-name="ce2" office:value-type="string" calcext:value-type="string">
            <text:p>1、種植健康種子及種苗。</text:p>
            <text:p>2、注重園區衛生,隨時清除罹病組織,以減少園區感染源。</text:p>
            <text:p>3、加強疏伐及修剪工作,改善果園通風及日照,降低果園濕度。</text:p>
            <text:p>4、合理化施肥可使植物生長正常,植株強健而增加植物抵抗力。</text:p>
            <text:p>5、避免與茄科作物連作。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斑點病(真菌)</text:p>
          </table:table-cell>
          <table:table-cell table:style-name="ce2" office:value-type="string" calcext:value-type="string">
            <text:p>1、注重園區衛生,隨時清除罹病組織,以減少園區感染源。</text:p>
            <text:p>2、適度修剪枝葉避免生長過度茂密,保持園區光照及通風良好。</text:p>
            <text:p>3、合理化施肥可使植物生長正常,植株強健而增加植物抵抗力。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炭疽病</text:p>
          </table:table-cell>
          <table:table-cell table:style-name="ce2" office:value-type="string" calcext:value-type="string">
            <text:p>1、注重園區衛生,隨時清除罹病組織,以減少園區感染源。</text:p>
            <text:p>2、合理化施肥可使植物生長正常,樹勢強健而增加植物抵抗力。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灰斑病</text:p>
          </table:table-cell>
          <table:table-cell table:style-name="ce2" office:value-type="string" calcext:value-type="string">
            <text:p>1、注重園區衛生,隨時清除罹病部位,以減少園區感染源。</text:p>
            <text:p>2、保持通風,避免濕度過高致病勢擴展加速。</text:p>
            <text:p>3、合理化施肥促使植物正常生長,植株強健而增加抵抗力。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細菌性斑點病</text:p>
          </table:table-cell>
          <table:table-cell table:style-name="ce2" office:value-type="string" calcext:value-type="string">
            <text:p>1、注重園區衛生,隨時清除罹病果實及枝葉,以減少園區感染源。</text:p>
            <text:p>2、保持通風,避免濕度過高使得病勢擴展加速。</text:p>
            <text:p>3、合理化施肥可使植物生長正常,植株強健而增加植物抵抗力。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葉黴病</text:p>
          </table:table-cell>
          <table:table-cell table:style-name="ce2" office:value-type="string" calcext:value-type="string">
            <text:p>1、注重園區衛生,隨時清除罹病果實及枝葉,以減少園區感染源。</text:p>
            <text:p>2、保持通風,避免濕度過高使得病勢擴展加速。</text:p>
            <text:p>3、合理化施肥可使植物生長正常,植株強健而增加植物抵抗力。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黑黴病</text:p>
          </table:table-cell>
          <table:table-cell table:style-name="ce2" office:value-type="string" calcext:value-type="string">
            <text:p>1、注重園區衛生,隨時清除罹病組織,以減少園區感染源。</text:p>
            <text:p>2、適度修剪枝葉避免生長過度茂密,保持園區光照及通風良好。</text:p>
            <text:p>3、合理化施肥可使植物生長正常,植株強健而增加植物抵抗力。</text:p>
            <text:p>4、清除園區及周圍雜草。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白粉病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1" office:value-type="string" calcext:value-type="string">
            <text:p>灰黴病</text:p>
          </table:table-cell>
          <table:table-cell table:style-name="ce2" office:value-type="string" calcext:value-type="string">
            <text:p>1、注重園區衛生,隨時清除罹病組織,以減少園區感染源。</text:p>
            <text:p>2、適度修剪枝葉避免生長過度茂密,枝葉互相摩擦造成傷口,而病菌侵入。</text:p>
            <text:p>3、保持通風,避免濕度過高使得病勢擴展加速。</text:p>
            <text:p>4、合理化施肥可使植物生長正常,植株強健而增加植物抵抗力。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猝倒病-腐霉菌</text:p>
          </table:table-cell>
          <table:table-cell table:style-name="ce2" office:value-type="string" calcext:value-type="string">
            <text:p>1、種植健康種苗。</text:p>
            <text:p>2、注重園區衛生:徹底清除罹病組織,勿殘留在園內及四周,減少園區感染源。</text:p>
            <text:p>3、水分為本病原菌傳播之重要途徑,應適當水分管理,避免畦溝積水,可降低</text:p>
            <text:p>病原菌藉水流擴散,減少傳播機會。</text:p>
            <text:p>4、合理化施肥可使植物生長正常,維持植株健康度而強化抗性。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立枯病</text:p>
          </table:table-cell>
          <table:table-cell table:style-name="ce2" office:value-type="string" calcext:value-type="string">
            <text:p>1、種植健康種苗。</text:p>
            <text:p>2、注重園區衛生:徹底清除罹病組織,勿殘留在園內及四周,減少園區感染源。</text:p>
            <text:p>3、合理化施肥可使植物生長正常,維持植株健康度而強化抗性。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晚疫病</text:p>
          </table:table-cell>
          <table:table-cell table:style-name="ce2" office:value-type="string" calcext:value-type="string">
            <text:p>1、種植健康種苗。</text:p>
            <text:p>2、注重園區衛生:徹底清除罹病組織,勿殘留在園內及四周,減少園區感染源。</text:p>
            <text:p>3、水分為本病原菌傳播之重要途徑,應適當水分管理,避免畦溝積水,可降低</text:p>
            <text:p>病原菌藉水流擴散,減少傳播機會。</text:p>
            <text:p>4、合理化施肥可使植物生長正常,維持植株健康度而強化抗性。</text:p>
            <text:p>5、罹病前施用亞磷酸,可以誘導植株產生抗病性。</text:p>
            <text:p>6、輪作:勿於發病田連續種植,避免累積感染源,宜與禾本科作物輪作,降低</text:p>
            <text:p>田間病原菌族群。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番茄幼苗疫病</text:p>
          </table:table-cell>
          <table:table-cell table:style-name="ce2" office:value-type="string" calcext:value-type="string">
            <text:p>1、種植健康種苗。</text:p>
            <text:p>2、注重園區衛生:徹底清除罹病組織,勿殘留在園內及四周,減少園區感染源。</text:p>
            <text:p>3、水分為本病原菌傳播之重要途徑,應適當水份管理,避免畦溝積水,可降低</text:p>
            <text:p>病原菌藉水流擴散,減少傳播機會。</text:p>
            <text:p>4、合理化施肥可使植物生長正常,維持植株健康度而強化抗性。</text:p>
            <text:p>5、罹病前施用亞磷酸,可以誘導植株產生抗病性。</text:p>
            <text:p>6、輪作:勿於發病田連續種植,避免累積感染源,宜與禾本科作物輪作,降低</text:p>
            <text:p>田間病原菌族群。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白娟病</text:p>
          </table:table-cell>
          <table:table-cell table:style-name="ce2" office:value-type="string" calcext:value-type="string">
            <text:p>1、種植健康種苗。</text:p>
            <text:p>2、注重園區衛生:徹底清除罹病組織,勿殘留在園內及四周,減少園區感染源。</text:p>
            <text:p>3、水分為本病原菌傳播之重要途徑,應適當水份管理,避免畦溝積水,可降低</text:p>
            <text:p>病原菌藉水流擴散,減少傳播機會。</text:p>
            <text:p>4、合理化施肥可使植物生長正常,維持植株健康度而強化抗性。</text:p>
            <text:p>5、輪作:勿於發病田連續種植,避免累積感染源,宜與禾本科作物輪作,降低</text:p>
            <text:p>田間病原菌族群。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萎凋病</text:p>
          </table:table-cell>
          <table:table-cell table:style-name="ce2" office:value-type="string" calcext:value-type="string">
            <text:p>1、種植健康種苗。</text:p>
            <text:p>2、注重園區衛生:徹底清除罹病組織,勿殘留在園內及四周,減少園區感染源。</text:p>
            <text:p>3、水分為本病原菌傳播之重要途徑,應適當水份管理,避免畦溝積水,可降低</text:p>
            <text:p>病原菌藉水流擴散,減少傳播機會。</text:p>
            <text:p>4、合理化施肥可使植物生長正常,維持植株健康度而強化抗性。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青枯病</text:p>
          </table:table-cell>
          <table:table-cell table:style-name="ce2" office:value-type="string" calcext:value-type="string">
            <text:p>1、預防重治療,最好選擇稻田輪作,或與豆科等非茄科作物輪作。</text:p>
            <text:p>2、該病為細菌性病害,多由土壤傳播,發現病株隨時拔除。</text:p>
            <text:p>3、種植健康種苗。</text:p>
            <text:p>4、不能偏用氮素肥料。整地時調整土壤 pH 值。5、種植抗病及耐病品種。</text:p>
            <text:p>6、選擇排水良好地區栽種。</text:p>
            <text:p>7、深耕,將表土犁入底部。</text:p>
            <text:p>8、嫁接抗病根砧。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莖腐病</text:p>
          </table:table-cell>
          <table:table-cell table:style-name="ce2" office:value-type="string" calcext:value-type="string">
            <text:p>1、預防重治療,最好選擇稻田輪作,或與豆科等非茄科作物輪作。</text:p>
            <text:p>2、該病為細菌性病害,多由土壤傳播,發現病株隨時拔除。</text:p>
            <text:p>3、選擇排水良好地區栽種。</text:p>
            <text:p>4、深耕,將表土犁入底部。</text:p>
            <text:p>5、避免於陰雨天或傍晚採收及修剪:傷口是軟腐細菌侵入感染的重要管道,而</text:p>
            <text:p>天氣不佳環境及傍晚進行採收及修剪所造成之傷口,上述環境下傷口表面不</text:p>
            <text:p>易乾燥、濕度又高,更適合軟腐細菌滋生繁殖及侵入感染,故要避免於陰雨</text:p>
            <text:p>天或傍晚採收及修剪,以減少軟腐病發生機會。</text:p>
            <text:p>6、修剪工具消毒:栽培過程常要進行修剪工作,修剪可能用雙手或剪刀,修剪</text:p>
            <text:p>過程不慎受到細菌污染時,易造成快速傳播,引起大面積蔓延發生,故修剪</text:p>
            <text:p>期間應頻繁消毒雙手或剪刀,可用70%酒精或4倍稀釋的家用漂白水消毒,以</text:p>
            <text:p>減少本病透過修剪傳播。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病毒</text:p>
          </table:table-cell>
          <table:table-cell table:style-name="ce2" office:value-type="string" calcext:value-type="string">
            <text:p>1、種植健康種苗。</text:p>
            <text:p>2、隨時拔除病株及周邊其他寄主(茄科雜草、植物),並撤離園區。</text:p>
            <text:p>3、接觸過病株或抽煙的手,應洗淨後方可進行摘心、摘芽等工作,以免機械傳</text:p>
            <text:p>染。</text:p>
            <text:p>4、徹底防治媒介昆蟲(粉蝨、蚜蟲、飛蝨)。</text:p>
          </table:table-cell>
          <table:table-cell table:number-columns-repeated="62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TC" style:language-asian="zh" style:country-asian="TW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35" meta:object-count="0"/>
    <meta:generator>LibreOffice/6.4.6.2$Linux_X86_64 LibreOffice_project/40$Build-2</meta:generator>
  </office:meta>
</office:document-meta>
</file>